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4.967cm"/>
    </style:style>
    <style:style style:name="co3" style:family="table-column">
      <style:table-column-properties fo:break-before="auto" style:column-width="24.7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PolygonOptions object</text:p>
          </table:table-cell>
          <table:covered-table-cell table:number-columns-repeated="2"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3">
          <table:table-cell table:style-name="ce2" office:value-type="string">
            <text:p>Propertie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clickable </text:p>
          </table:table-cell>
          <table:table-cell office:value-type="string">
            <text:p>boolean </text:p>
          </table:table-cell>
          <table:table-cell office:value-type="string">
            <text:p>Indicates whether this Polygon handles click events. Defaults to true.</text:p>
          </table:table-cell>
        </table:table-row>
        <table:table-row table:style-name="ro4">
          <table:table-cell office:value-type="string">
            <text:p>editable </text:p>
          </table:table-cell>
          <table:table-cell office:value-type="string">
            <text:p>boolean </text:p>
          </table:table-cell>
          <table:table-cell office:value-type="string">
            <text:p>If set to true, the user can edit this shape by dragging the control points shown at the vertices and on each segment. Defaults to false.</text:p>
          </table:table-cell>
        </table:table-row>
        <table:table-row table:style-name="ro4">
          <table:table-cell office:value-type="string">
            <text:p>fillColor </text:p>
          </table:table-cell>
          <table:table-cell office:value-type="string">
            <text:p>string </text:p>
          </table:table-cell>
          <table:table-cell office:value-type="string">
            <text:p>The fill color. All CSS3 colors are supported except for extended named colors.</text:p>
          </table:table-cell>
        </table:table-row>
        <table:table-row table:style-name="ro4">
          <table:table-cell office:value-type="string">
            <text:p>fillOpacity </text:p>
          </table:table-cell>
          <table:table-cell office:value-type="string">
            <text:p>number </text:p>
          </table:table-cell>
          <table:table-cell office:value-type="string">
            <text:p>The fill opacity between 0.0 and 1.0</text:p>
          </table:table-cell>
        </table:table-row>
        <table:table-row table:style-name="ro5">
          <table:table-cell office:value-type="string">
            <text:p>geodesic </text:p>
          </table:table-cell>
          <table:table-cell office:value-type="string">
            <text:p>boolean </text:p>
          </table:table-cell>
          <table:table-cell office:value-type="string">
            <text:p>When true, render each edge as a geodesic (a segment of a "great circle"). A geodesic is the shortest path between two points along the surface of the Earth. When false, render each edge as a straight line on screen. Defaults to false.</text:p>
          </table:table-cell>
        </table:table-row>
        <table:table-row table:style-name="ro4">
          <table:table-cell office:value-type="string">
            <text:p>map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Map on which to display Polygon.</text:p>
          </table:table-cell>
        </table:table-row>
        <table:table-row table:style-name="ro6">
          <table:table-cell office:value-type="string">
            <text:p>paths </text:p>
          </table:table-cell>
          <table:table-cell office:value-type="string">
            <text:p><text:a xlink:href="../MVCArray%20class.ods">MVCArray</text:a>.&lt;<text:a xlink:href="../MVCArray%20class.ods">MVCArray</text:a>.&lt;<text:a xlink:href="../LatLng%20class.ods">LatLng</text:a>&gt;&gt;|<text:a xlink:href="../MVCArray%20class.ods">MVCArray</text:a>.&lt;<text:a xlink:href="../LatLng%20class.ods">LatLng</text:a>&gt;|Array.&lt;Array.&lt;<text:a xlink:href="../LatLng%20class.ods">LatLng</text:a>&gt;&gt;|Array.&lt;<text:a xlink:href="../LatLng%20class.ods">LatLng</text:a>&gt; </text:p>
          </table:table-cell>
          <table:table-cell office:value-type="string">
            <text:p>The ordered sequence of coordinates that designates a closed loop. Unlike polylines, a polygon may consist of one or more paths. As a result, the paths property may specify one or more arrays of LatLng coordinates. Simple polygons may be defined using a single array of LatLngs. More complex polygons may specify an array of arrays. Any simple arrays are convered into MVCArrays. Inserting or removing LatLngs from the <text:a xlink:href="../MVCArray%20class.ods">MVCArray</text:a> will automatically update the polygon on the map.</text:p>
          </table:table-cell>
        </table:table-row>
        <table:table-row table:style-name="ro4">
          <table:table-cell office:value-type="string">
            <text:p>strokeColor </text:p>
          </table:table-cell>
          <table:table-cell office:value-type="string">
            <text:p>string </text:p>
          </table:table-cell>
          <table:table-cell office:value-type="string">
            <text:p>The stroke color. All CSS3 colors are supported except for extended named colors.</text:p>
          </table:table-cell>
        </table:table-row>
        <table:table-row table:style-name="ro4">
          <table:table-cell office:value-type="string">
            <text:p>strokeOpacity </text:p>
          </table:table-cell>
          <table:table-cell office:value-type="string">
            <text:p>number </text:p>
          </table:table-cell>
          <table:table-cell office:value-type="string">
            <text:p>The stroke opacity between 0.0 and 1.0</text:p>
          </table:table-cell>
        </table:table-row>
        <table:table-row table:style-name="ro4">
          <table:table-cell office:value-type="string">
            <text:p>strokeWeight </text:p>
          </table:table-cell>
          <table:table-cell office:value-type="string">
            <text:p>number </text:p>
          </table:table-cell>
          <table:table-cell office:value-type="string">
            <text:p>The stroke width in pixels.</text:p>
          </table:table-cell>
        </table:table-row>
        <table:table-row table:style-name="ro4">
          <table:table-cell office:value-type="string">
            <text:p>visible </text:p>
          </table:table-cell>
          <table:table-cell office:value-type="string">
            <text:p>boolean </text:p>
          </table:table-cell>
          <table:table-cell office:value-type="string">
            <text:p>Whether this polygon is visible on the map. Defaults to true.</text:p>
          </table:table-cell>
        </table:table-row>
        <table:table-row table:style-name="ro4">
          <table:table-cell office:value-type="string">
            <text:p>zIndex </text:p>
          </table:table-cell>
          <table:table-cell office:value-type="string">
            <text:p>number </text:p>
          </table:table-cell>
          <table:table-cell office:value-type="string">
            <text:p>The zIndex compared to other polys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9:06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5T18:55:39.53</meta:creation-date>
    <dc:date>2012-04-05T19:06:17.24</dc:date>
    <meta:editing-duration>PT10M36S</meta:editing-duration>
    <meta:editing-cycles>2</meta:editing-cycles>
    <meta:generator>OpenOffice.org/3.3$Win32 OpenOffice.org_project/330m20$Build-9567</meta:generator>
    <meta:document-statistic meta:table-count="3" meta:cell-count="41" meta:object-count="0"/>
  </office:meta>
</office:document-meta>
</file>